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5.46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4.967cm"/>
    </style:style>
    <style:style style:name="co12" style:family="table-column">
      <style:table-column-properties fo:break-before="auto" style:column-width="3.856cm"/>
    </style:style>
    <style:style style:name="co13" style:family="table-column">
      <style:table-column-properties fo:break-before="auto" style:column-width="4.939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5.41cm"/>
    </style:style>
    <style:style style:name="co17" style:family="table-column">
      <style:table-column-properties fo:break-before="auto" style:column-width="4.771cm"/>
    </style:style>
    <style:style style:name="co18" style:family="table-column">
      <style:table-column-properties fo:break-before="auto" style:column-width="4.246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5.272cm"/>
    </style:style>
    <style:style style:name="co22" style:family="table-column">
      <style:table-column-properties fo:break-before="auto" style:column-width="4.272cm"/>
    </style:style>
    <style:style style:name="co23" style:family="table-column">
      <style:table-column-properties fo:break-before="auto" style:column-width="5.327cm"/>
    </style:style>
    <style:style style:name="co24" style:family="table-column">
      <style:table-column-properties fo:break-before="auto" style:column-width="3.551cm"/>
    </style:style>
    <style:style style:name="co25" style:family="table-column">
      <style:table-column-properties fo:break-before="auto" style:column-width="5.244cm"/>
    </style:style>
    <style:style style:name="co26" style:family="table-column">
      <style:table-column-properties fo:break-before="auto" style:column-width="4.078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5.188cm"/>
    </style:style>
    <style:style style:name="co29" style:family="table-column">
      <style:table-column-properties fo:break-before="auto" style:column-width="4.856cm"/>
    </style:style>
    <style:style style:name="co30" style:family="table-column">
      <style:table-column-properties fo:break-before="auto" style:column-width="4.494cm"/>
    </style:style>
    <style:style style:name="co31" style:family="table-column">
      <style:table-column-properties fo:break-before="auto" style:column-width="5.689cm"/>
    </style:style>
    <style:style style:name="co32" style:family="table-column">
      <style:table-column-properties fo:break-before="auto" style:column-width="4.8cm"/>
    </style:style>
    <style:style style:name="co33" style:family="table-column">
      <style:table-column-properties fo:break-before="auto" style:column-width="4.135cm"/>
    </style:style>
    <style:style style:name="co34" style:family="table-column">
      <style:table-column-properties fo:break-before="auto" style:column-width="2.635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4.411cm"/>
    </style:style>
    <style:style style:name="co38" style:family="table-column">
      <style:table-column-properties fo:break-before="auto" style:column-width="3.108cm"/>
    </style:style>
    <style:style style:name="co39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10" table:default-cell-style-name="Default"/>
        <table:table-row table:style-name="ro1" table:number-rows-repeated="3">
          <table:table-cell table:style-name="ce1"/>
          <table:table-cell table:number-columns-repeated="10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7" office:value-type="string">
            <text:p>JTAG_TMS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OMPARE1 </text:p>
          </table:table-cell>
          <table:table-cell table:style-name="ce13" office:value-type="string">
            <text:p>GPIO_AD_B0_00</text:p>
          </table:table-cell>
          <table:table-cell table:style-name="ce16" office:value-type="float" office:value="78">
            <text:p>78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7" office:value-type="string">
            <text:p>JTAG_TCK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1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2 </text:p>
          </table:table-cell>
          <table:table-cell table:style-name="ce13" office:value-type="string">
            <text:p>GPIO_AD_B0_01</text:p>
          </table:table-cell>
          <table:table-cell table:style-name="ce16" office:value-type="float" office:value="77">
            <text:p>77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7" office:value-type="string">
            <text:p>JTAG_MOD</text:p>
          </table:table-cell>
          <table:table-cell table:number-columns-repeated="4" table:style-name="ce8" office:value-type="string">
            <text:p>-</text:p>
          </table:table-cell>
          <table:table-cell table:style-name="ce10" office:value-type="string">
            <text:p>GPIO1_IO02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GPT1_CAPTURE1 </text:p>
          </table:table-cell>
          <table:table-cell table:style-name="ce13" office:value-type="string">
            <text:p>GPIO_AD_B0_02</text:p>
          </table:table-cell>
          <table:table-cell table:style-name="ce16" office:value-type="float" office:value="76">
            <text:p>76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7" office:value-type="string">
            <text:p>JTAG_TDI</text:p>
          </table:table-cell>
          <table:table-cell table:style-name="ce8" office:value-type="string">
            <text:p><text:s text:c="6"/>USDHC2_CD_B 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USDHC1_WP</text:p>
          </table:table-cell>
          <table:table-cell table:style-name="ce10" office:value-type="string">
            <text:p>GPIO1_IO03 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AD_B0_03</text:p>
          </table:table-cell>
          <table:table-cell table:style-name="ce16" office:value-type="float" office:value="75">
            <text:p>75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7" office:value-type="string">
            <text:p>JTAG_TDO</text:p>
          </table:table-cell>
          <table:table-cell table:style-name="ce8" office:value-type="string">
            <text:p><text:s text:c="6"/>FLEXCAN1_TX 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QTIMER2_TIMER0</text:p>
          </table:table-cell>
          <table:table-cell table:style-name="ce8" office:value-type="string">
            <text:p>ENET_MDIO</text:p>
          </table:table-cell>
          <table:table-cell table:style-name="ce10" office:value-type="string">
            <text:p>GPIO1_IO04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WM_OUT_B</text:p>
          </table:table-cell>
          <table:table-cell table:style-name="ce13" office:value-type="string">
            <text:p>GPIO_AD_B0_04</text:p>
          </table:table-cell>
          <table:table-cell table:style-name="ce16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7" office:value-type="string">
            <text:p>JTAG_TRSTB</text:p>
          </table:table-cell>
          <table:table-cell table:style-name="ce8" office:value-type="string">
            <text:p><text:s text:c="4"/>FLEXCAN1_RX 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QTIMER2_TIMER1</text:p>
          </table:table-cell>
          <table:table-cell table:style-name="ce8" office:value-type="string">
            <text:p>ENET_MDC</text:p>
          </table:table-cell>
          <table:table-cell table:style-name="ce10" office:value-type="string">
            <text:p>GPIO1_IO05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GPIO_AD_B0_05</text:p>
          </table:table-cell>
          <table:table-cell table:style-name="ce16" office:value-type="float" office:value="74">
            <text:p>7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QTIMER2_TIMER2</text:p>
          </table:table-cell>
          <table:table-cell table:style-name="ce8" office:value-type="string">
            <text:p>FLEXPWM2_PWMA03</text:p>
          </table:table-cell>
          <table:table-cell table:style-name="ce11" office:value-type="string">
            <text:p>GPIO1_IO06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float" office:value="72">
            <text:p>72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8" office:value-type="string">
            <text:p>PIT_TRIGGER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QTIMER2_TIMER3</text:p>
          </table:table-cell>
          <table:table-cell table:style-name="ce8" office:value-type="string">
            <text:p>FLEXPWM2_PWMB03</text:p>
          </table:table-cell>
          <table:table-cell table:style-name="ce11" office:value-type="string">
            <text:p>GPIO1_IO07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float" office:value="68">
            <text:p>68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<text:s text:c="3"/>LPI2C3_SCL 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ENET_REF_CLK1</text:p>
          </table:table-cell>
          <table:table-cell table:style-name="ce11" office:value-type="string">
            <text:p>GPIO1_IO08</text:p>
          </table:table-cell>
          <table:table-cell table:style-name="ce8" office:value-type="string">
            <text:p>ARM_CM7_T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float" office:value="67">
            <text:p>67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<text:s text:c="2"/>LPI2C3_SDA 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-</text:p>
          </table:table-cell>
          <table:table-cell table:style-name="ce11" office:value-type="string">
            <text:p>GPIO1_IO09 </text:p>
          </table:table-cell>
          <table:table-cell table:style-name="ce8" office:value-type="string">
            <text:p>ARM_CM7_RXEV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09</text:p>
          </table:table-cell>
          <table:table-cell table:style-name="ce16" office:value-type="float" office:value="66">
            <text:p>66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<text:s text:c="2"/>LPSPI1_SCK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FLEXPWM2_PWMA02</text:p>
          </table:table-cell>
          <table:table-cell table:style-name="ce11" office:value-type="string">
            <text:p>GPIO1_IO10</text:p>
          </table:table-cell>
          <table:table-cell table:style-name="ce8" office:value-type="string">
            <text:p>ARM_CM7_TRACE_CLK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0</text:p>
          </table:table-cell>
          <table:table-cell table:style-name="ce16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<text:s text:c="4"/>LPSPI1_PCS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FLEXPWM2_PWMB02</text:p>
          </table:table-cell>
          <table:table-cell table:style-name="ce11" office:value-type="string">
            <text:p>GPIO1_IO11</text:p>
          </table:table-cell>
          <table:table-cell table:style-name="ce8" office:value-type="string">
            <text:p>ARM_CM7_TRACE_SWO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1</text:p>
          </table:table-cell>
          <table:table-cell table:style-name="ce16" office:value-type="float" office:value="64">
            <text:p>64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<text:s text:c="4"/>LPSPI1_SDO 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FLEXPWM2_PWMA01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ARM_CM7_TRACE00</text:p>
          </table:table-cell>
          <table:table-cell table:style-name="ce8" office:value-type="string">
            <text:p>SNVS_HP_VIO_5_CTL</text:p>
          </table:table-cell>
          <table:table-cell table:style-name="ce13" office:value-type="string">
            <text:p>GPIO_AD_B0_12</text:p>
          </table:table-cell>
          <table:table-cell table:style-name="ce16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<text:s text:c="4"/>LPSPI1_SDI </text:p>
          </table:table-cell>
          <table:table-cell table:style-name="ce8" office:value-type="string">
            <text:p>LPUART3_RTS_B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FLEXPWM2_PWMB01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ARM_CM7_TRACE01</text:p>
          </table:table-cell>
          <table:table-cell table:style-name="ce8" office:value-type="string">
            <text:p>SNVS_HP_VIO_5_B</text:p>
          </table:table-cell>
          <table:table-cell table:style-name="ce13" office:value-type="string">
            <text:p>GPIO_AD_B0_13</text:p>
          </table:table-cell>
          <table:table-cell table:style-name="ce16" office:value-type="float" office:value="62">
            <text:p>62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FLEXPWM2_PWMA00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ARM_CM7_TRACE02</text:p>
          </table:table-cell>
          <table:table-cell table:style-name="ce8" office:value-type="string">
            <text:p>WDOG1_ANY</text:p>
          </table:table-cell>
          <table:table-cell table:style-name="ce13" office:value-type="string">
            <text:p>GPIO_AD_B0_14</text:p>
          </table:table-cell>
          <table:table-cell table:style-name="ce16"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FLEXPWM2_PWMB00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ARM_CM7_TRACE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FLEXSPI_A_DATA03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15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ENET_1588_EVENT2_OUT</text:p>
          </table:table-cell>
          <table:table-cell table:style-name="ce8" office:value-type="string">
            <text:p>KPP_COL04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FLEXSPI_A_SCLK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14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ENET_1588_EVENT2_IN</text:p>
          </table:table-cell>
          <table:table-cell table:style-name="ce8" office:value-type="string">
            <text:p>KPP_ROW04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SEMC_CSX01</text:p>
          </table:table-cell>
          <table:table-cell table:style-name="ce8" office:value-type="string">
            <text:p><text:s text:c="4"/>FLEXSPI_A_DATA00 </text:p>
          </table:table-cell>
          <table:table-cell table:style-name="ce8" office:value-type="string">
            <text:p>LPSPI4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13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ENET_1588_EVENT3_OUT</text:p>
          </table:table-cell>
          <table:table-cell table:style-name="ce8" office:value-type="string">
            <text:p>KPP_COL05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SEMC_CSX02</text:p>
          </table:table-cell>
          <table:table-cell table:style-name="ce8" office:value-type="string">
            <text:p><text:s text:c="4"/>FLEXSPI_A_DATA02 </text:p>
          </table:table-cell>
          <table:table-cell table:style-name="ce8" office:value-type="string">
            <text:p>LPSPI4_PCS0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12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ENET_1588_EVENT3_IN</text:p>
          </table:table-cell>
          <table:table-cell table:style-name="ce8" office:value-type="string">
            <text:p>KPP_ROW05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SEMC_CSX03</text:p>
          </table:table-cell>
          <table:table-cell table:style-name="ce8" office:value-type="string">
            <text:p><text:s text:c="4"/>FLEXSPI_A_DATA01 </text:p>
          </table:table-cell>
          <table:table-cell table:style-name="ce8" office:value-type="string">
            <text:p>LPSPI4_SDO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11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LPSPI1_PCS1</text:p>
          </table:table-cell>
          <table:table-cell table:style-name="ce8" office:value-type="string">
            <text:p>KPP_COL06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<text:s text:c="5"/>FLEXSPI_A_SS0_B </text:p>
          </table:table-cell>
          <table:table-cell table:style-name="ce8" office:value-type="string">
            <text:p>LPSPI4_SDI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10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LPSPI1_PCS2</text:p>
          </table:table-cell>
          <table:table-cell table:style-name="ce8" office:value-type="string">
            <text:p>KPP_ROW06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FLEXPWM1_PWMA0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09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LPSPI1_PCS3</text:p>
          </table:table-cell>
          <table:table-cell table:style-name="ce8" office:value-type="string">
            <text:p>KPP_COL07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FLEXPWM1_PWMB00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08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LPSPI3_PCS3</text:p>
          </table:table-cell>
          <table:table-cell table:style-name="ce8" office:value-type="string">
            <text:p>KPP_ROW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<text:s text:c="4"/>FLEXPWM1_PWMA01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07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LPSPI3_PCS2</text:p>
          </table:table-cell>
          <table:table-cell table:style-name="ce8" office:value-type="string">
            <text:p>XBAR1_INOUT12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<text:s text:c="4"/>FLEXPWM1_PWMB01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06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LPSPI3_PCS1</text:p>
          </table:table-cell>
          <table:table-cell table:style-name="ce8" office:value-type="string">
            <text:p>XBAR1_INOUT13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- 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<text:s text:c="2"/>FLEXPWM1_PWMA0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FLEXIO1_FLEXIO05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0</text:p>
          </table:table-cell>
          <table:table-cell table:style-name="ce16" office:value-type="float" office:value="57">
            <text:p>57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FLEXIO1_FLEXIO04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1</text:p>
          </table:table-cell>
          <table:table-cell table:style-name="ce16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<text:s text:c="3"/>ACMP1_OUT 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FLEXIO1_FLEXIO03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2</text:p>
          </table:table-cell>
          <table:table-cell table:style-name="ce16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<text:s text:c="3"/>ACMP2_OUT 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FLEXIO1_FLEXIO02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1_13</text:p>
          </table:table-cell>
          <table:table-cell table:style-name="ce16" office:value-type="float" office:value="54">
            <text:p>54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<text:s text:c="4"/>ACMP3_OUT 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IO1_FLEXIO01</text:p>
          </table:table-cell>
          <table:table-cell table:style-name="ce11" office:value-type="string">
            <text:p>GPIO1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4</text:p>
          </table:table-cell>
          <table:table-cell table:style-name="ce16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<text:s text:c="4"/>ACMP4_OUT 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IO1_FLEXIO00</text:p>
          </table:table-cell>
          <table:table-cell table:style-name="ce11" office:value-type="string">
            <text:p>GPIO1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15</text:p>
          </table:table-cell>
          <table:table-cell table:style-name="ce16" office:value-type="float" office:value="52">
            <text:p>52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17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8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office:value-type="string">
            <text:p>SEMC_DATA00</text:p>
          </table:table-cell>
          <table:table-cell table:style-name="ce8" office:value-type="string">
            <text:p><text:s text:c="3"/>QTIMER2_TIMER0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PIT_TRIGGER02</text:p>
          </table:table-cell>
          <table:table-cell table:style-name="ce13" office:value-type="string">
            <text:p>GPIO_EMC_00</text:p>
          </table:table-cell>
          <table:table-cell table:style-name="ce19" office:value-type="string">
            <text:p>-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office:value-type="string">
            <text:p>SEMC_DATA01</text:p>
          </table:table-cell>
          <table:table-cell table:style-name="ce8" office:value-type="string">
            <text:p><text:s text:c="3"/>QTIMER2_TIMER1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PIT_TRIGGER03</text:p>
          </table:table-cell>
          <table:table-cell table:style-name="ce13" office:value-type="string">
            <text:p>GPIO_EMC_01</text:p>
          </table:table-cell>
          <table:table-cell table:style-name="ce19" office:value-type="string">
            <text:p>-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office:value-type="string">
            <text:p>SEMC_DATA02</text:p>
          </table:table-cell>
          <table:table-cell table:style-name="ce8" office:value-type="string">
            <text:p><text:s text:c="3"/>QTIMER2_TIMER2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02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2</text:p>
          </table:table-cell>
          <table:table-cell table:style-name="ce19" office:value-type="string">
            <text:p>-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office:value-type="string">
            <text:p>SEMC_DATA03</text:p>
          </table:table-cell>
          <table:table-cell table:style-name="ce8" office:value-type="string">
            <text:p><text:s text:c="3"/>QTIMER2_TIMER3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03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03</text:p>
          </table:table-cell>
          <table:table-cell table:style-name="ce19" office:value-type="string">
            <text:p>-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office:value-type="string">
            <text:p>SEMC_DATA04</text:p>
          </table:table-cell>
          <table:table-cell table:style-name="ce8" office:value-type="string">
            <text:p><text:s text:c="3"/>XBAR1_INOUT04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FLEXIO1_FLEXIO16</text:p>
          </table:table-cell>
          <table:table-cell table:style-name="ce11" office:value-type="string">
            <text:p>GPIO2_IO0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4</text:p>
          </table:table-cell>
          <table:table-cell table:style-name="ce19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office:value-type="string">
            <text:p>SEMC_DATA05</text:p>
          </table:table-cell>
          <table:table-cell table:style-name="ce8" office:value-type="string">
            <text:p><text:s text:c="3"/>XBAR1_INOUT05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FLEXIO1_FLEXIO17</text:p>
          </table:table-cell>
          <table:table-cell table:style-name="ce11" office:value-type="string">
            <text:p>GPIO2_IO05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5</text:p>
          </table:table-cell>
          <table:table-cell table:style-name="ce19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office:value-type="string">
            <text:p>SEMC_DATA06</text:p>
          </table:table-cell>
          <table:table-cell table:style-name="ce8" office:value-type="string">
            <text:p><text:s text:c="3"/>XBAR1_INOUT06 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FLEXIO1_FLEXIO18</text:p>
          </table:table-cell>
          <table:table-cell table:style-name="ce11" office:value-type="string">
            <text:p>GPIO2_IO06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6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office:value-type="string">
            <text:p>SEMC_DATA07</text:p>
          </table:table-cell>
          <table:table-cell table:style-name="ce8" office:value-type="string">
            <text:p><text:s text:c="3"/>XBAR1_INOUT07 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FLEXIO1_FLEXIO19</text:p>
          </table:table-cell>
          <table:table-cell table:style-name="ce11" office:value-type="string">
            <text:p>GPIO2_IO0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office:value-type="string">
            <text:p>SEMC_DM00</text:p>
          </table:table-cell>
          <table:table-cell table:style-name="ce8" office:value-type="string">
            <text:p><text:s text:c="5"/>XBAR1_INOUT08 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FLEXIO1_FLEXIO20</text:p>
          </table:table-cell>
          <table:table-cell table:style-name="ce11" office:value-type="string">
            <text:p>GPIO2_IO0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8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office:value-type="string">
            <text:p>SEMC_WE</text:p>
          </table:table-cell>
          <table:table-cell table:style-name="ce8" office:value-type="string">
            <text:p><text:s text:c="7"/>XBAR1_INOUT09 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FLEXIO1_FLEXIO21</text:p>
          </table:table-cell>
          <table:table-cell table:style-name="ce11" office:value-type="string">
            <text:p>GPIO2_IO0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09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office:value-type="string">
            <text:p>SEMC_CAS</text:p>
          </table:table-cell>
          <table:table-cell table:style-name="ce8" office:value-type="string">
            <text:p><text:s text:c="6"/>XBAR1_INOUT10 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2_IO10</text:p>
          </table:table-cell>
          <table:table-cell table:style-name="ce8" office:value-type="string">
            <text:p>FLEXPWM2_PWMX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0</text:p>
          </table:table-cell>
          <table:table-cell table:style-name="ce19" office:value-type="string">
            <text:p>-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office:value-type="string">
            <text:p>SEMC_RAS</text:p>
          </table:table-cell>
          <table:table-cell table:style-name="ce8" office:value-type="string">
            <text:p><text:s text:c="6"/>XBAR1_INOUT11 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2_IO11</text:p>
          </table:table-cell>
          <table:table-cell table:style-name="ce8" office:value-type="string">
            <text:p>FLEXPWM2_PWMX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1</text:p>
          </table:table-cell>
          <table:table-cell table:style-name="ce19" office:value-type="string">
            <text:p>-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office:value-type="string">
            <text:p>SEMC_CS0</text:p>
          </table:table-cell>
          <table:table-cell table:style-name="ce8" office:value-type="string">
            <text:p><text:s text:c="6"/>XBAR1_INOUT12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2_IO12</text:p>
          </table:table-cell>
          <table:table-cell table:style-name="ce8" office:value-type="string">
            <text:p>FLEXPWM2_PWMX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2</text:p>
          </table:table-cell>
          <table:table-cell table:style-name="ce19" office:value-type="string">
            <text:p>-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office:value-type="string">
            <text:p>SEMC_BA0</text:p>
          </table:table-cell>
          <table:table-cell table:style-name="ce8" office:value-type="string">
            <text:p><text:s text:c="6"/>XBAR1_INOUT13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2_IO13</text:p>
          </table:table-cell>
          <table:table-cell table:style-name="ce8" office:value-type="string">
            <text:p>FLEXPWM2_PWMX03</text:p>
          </table:table-cell>
          <table:table-cell table:style-name="ce8" office:value-type="string">
            <text:p>CCM_PMIC_RDY</text:p>
          </table:table-cell>
          <table:table-cell table:style-name="ce13" office:value-type="string">
            <text:p>GPIO_EMC_13</text:p>
          </table:table-cell>
          <table:table-cell table:style-name="ce19" office:value-type="string">
            <text:p>-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office:value-type="string">
            <text:p>SEMC_BA1</text:p>
          </table:table-cell>
          <table:table-cell table:style-name="ce8" office:value-type="string">
            <text:p><text:s text:c="6"/>XBAR1_INOUT14 </text:p>
          </table:table-cell>
          <table:table-cell table:style-name="ce8" office:value-type="string">
            <text:p>LPUART6_CTS_B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LPSPI2_PCS1</text:p>
          </table:table-cell>
          <table:table-cell table:style-name="ce11" office:value-type="string">
            <text:p>GPIO2_IO14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4</text:p>
          </table:table-cell>
          <table:table-cell table:style-name="ce19" office:value-type="string">
            <text:p>-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office:value-type="string">
            <text:p>SEMC_ADDR10</text:p>
          </table:table-cell>
          <table:table-cell table:style-name="ce8" office:value-type="string">
            <text:p><text:s text:c="3"/>XBAR1_INOUT15 </text:p>
          </table:table-cell>
          <table:table-cell table:style-name="ce8" office:value-type="string">
            <text:p>LPUART6_RTS_B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2_IO15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5</text:p>
          </table:table-cell>
          <table:table-cell table:style-name="ce19" office:value-type="string">
            <text:p>-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office:value-type="string">
            <text:p>SEMC_ADDR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RIGHT </text:p>
          </table:table-cell>
          <table:table-cell table:style-name="ce8" office:value-type="string">
            <text:p><text:s text:c="2"/>SAI2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6 </text:p>
          </table:table-cell>
          <table:table-cell table:style-name="ce7" office:value-type="string">
            <text:p>SRC_BOOT_MODE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6</text:p>
          </table:table-cell>
          <table:table-cell table:style-name="ce19" office:value-type="float" office:value="100">
            <text:p>100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office:value-type="string">
            <text:p>SEMC_ADDR01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6"/>MQS_LEFT </text:p>
          </table:table-cell>
          <table:table-cell table:style-name="ce8" office:value-type="string">
            <text:p><text:s text:c="3"/>SAI3_MCLK 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GPIO2_IO17 </text:p>
          </table:table-cell>
          <table:table-cell table:style-name="ce7" office:value-type="string">
            <text:p>SRC_BOOT_MODE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7</text:p>
          </table:table-cell>
          <table:table-cell table:style-name="ce19" office:value-type="float" office:value="99">
            <text:p>99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office:value-type="string">
            <text:p>SEMC_ADDR02</text:p>
          </table:table-cell>
          <table:table-cell table:style-name="ce8" office:value-type="string">
            <text:p><text:s text:c="3"/>XBAR1_INOUT16 </text:p>
          </table:table-cell>
          <table:table-cell table:style-name="ce8" office:value-type="string">
            <text:p>LPI2C2_SDA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FLEXIO1_FLEXIO22</text:p>
          </table:table-cell>
          <table:table-cell table:style-name="ce11" office:value-type="string">
            <text:p>GPIO2_IO18</text:p>
          </table:table-cell>
          <table:table-cell table:style-name="ce8" office:value-type="string">
            <text:p>SRC_BT_CFG00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8</text:p>
          </table:table-cell>
          <table:table-cell table:style-name="ce19" office:value-type="float" office:value="98">
            <text:p>98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office:value-type="string">
            <text:p>SEMC_ADDR03</text:p>
          </table:table-cell>
          <table:table-cell table:style-name="ce8" office:value-type="string">
            <text:p><text:s text:c="3"/>XBAR1_INOUT17 </text:p>
          </table:table-cell>
          <table:table-cell table:style-name="ce8" office:value-type="string">
            <text:p>LPI2C2_SCL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FLEXIO1_FLEXIO23</text:p>
          </table:table-cell>
          <table:table-cell table:style-name="ce11" office:value-type="string">
            <text:p>GPIO2_IO19</text:p>
          </table:table-cell>
          <table:table-cell table:style-name="ce8" office:value-type="string">
            <text:p>SRC_BT_CFG0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19</text:p>
          </table:table-cell>
          <table:table-cell table:style-name="ce19" office:value-type="float" office:value="97">
            <text:p>97</text:p>
          </table:table-cell>
          <table:table-cell table:style-name="ce21" office:value-type="float" office:value="139">
            <text:p>139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office:value-type="string">
            <text:p>SEMC_ADDR04</text:p>
          </table:table-cell>
          <table:table-cell table:style-name="ce8" office:value-type="string">
            <text:p><text:s text:c="3"/>FLEXPWM1_PWMA03 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FLEXIO1_FLEXIO24</text:p>
          </table:table-cell>
          <table:table-cell table:style-name="ce11" office:value-type="string">
            <text:p>GPIO2_IO20</text:p>
          </table:table-cell>
          <table:table-cell table:style-name="ce8" office:value-type="string">
            <text:p>SRC_BT_CFG0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0</text:p>
          </table:table-cell>
          <table:table-cell table:style-name="ce19" office:value-type="float" office:value="96">
            <text:p>96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office:value-type="string">
            <text:p>SEMC_ADDR05</text:p>
          </table:table-cell>
          <table:table-cell table:style-name="ce8" office:value-type="string">
            <text:p><text:s text:c="3"/>FLEXPWM1_PWMB03 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FLEXIO1_FLEXIO25</text:p>
          </table:table-cell>
          <table:table-cell table:style-name="ce11" office:value-type="string">
            <text:p>GPIO2_IO21</text:p>
          </table:table-cell>
          <table:table-cell table:style-name="ce8" office:value-type="string">
            <text:p>SRC_BT_CFG03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1</text:p>
          </table:table-cell>
          <table:table-cell table:style-name="ce19" office:value-type="float" office:value="94">
            <text:p>94</text:p>
          </table:table-cell>
          <table:table-cell table:style-name="ce21" office:value-type="float" office:value="137">
            <text:p>137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office:value-type="string">
            <text:p>SEMC_ADDR06</text:p>
          </table:table-cell>
          <table:table-cell table:style-name="ce8" office:value-type="string">
            <text:p><text:s text:c="3"/>FLEXPWM1_PWMA02 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AI1_TX_DATA03</text:p>
          </table:table-cell>
          <table:table-cell table:style-name="ce8" office:value-type="string">
            <text:p>FLEXIO1_FLEXIO26</text:p>
          </table:table-cell>
          <table:table-cell table:style-name="ce11" office:value-type="string">
            <text:p>GPIO2_IO22</text:p>
          </table:table-cell>
          <table:table-cell table:style-name="ce8" office:value-type="string">
            <text:p>SRC_BT_CFG04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2</text:p>
          </table:table-cell>
          <table:table-cell table:style-name="ce19" office:value-type="float" office:value="93">
            <text:p>93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office:value-type="string">
            <text:p>SEMC_ADDR07</text:p>
          </table:table-cell>
          <table:table-cell table:style-name="ce8" office:value-type="string">
            <text:p><text:s text:c="3"/>FLEXPWM1_PWMB02 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AI1_TX_DATA02</text:p>
          </table:table-cell>
          <table:table-cell table:style-name="ce8" office:value-type="string">
            <text:p>FLEXIO1_FLEXIO27</text:p>
          </table:table-cell>
          <table:table-cell table:style-name="ce11" office:value-type="string">
            <text:p>GPIO2_IO23</text:p>
          </table:table-cell>
          <table:table-cell table:style-name="ce8" office:value-type="string">
            <text:p>SRC_BT_CFG05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3</text:p>
          </table:table-cell>
          <table:table-cell table:style-name="ce19" office:value-type="float" office:value="90">
            <text:p>90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office:value-type="string">
            <text:p>SEMC_ADDR08</text:p>
          </table:table-cell>
          <table:table-cell table:style-name="ce8" office:value-type="string">
            <text:p><text:s text:c="3"/>FLEXPWM1_PWMA01 </text:p>
          </table:table-cell>
          <table:table-cell table:style-name="ce8" office:value-type="string">
            <text:p>LPUART8_CTS_B</text:p>
          </table:table-cell>
          <table:table-cell table:style-name="ce8" office:value-type="string">
            <text:p>SAI1_TX_DATA01</text:p>
          </table:table-cell>
          <table:table-cell table:style-name="ce8" office:value-type="string">
            <text:p>FLEXIO1_FLEXIO28</text:p>
          </table:table-cell>
          <table:table-cell table:style-name="ce11" office:value-type="string">
            <text:p>GPIO2_IO24</text:p>
          </table:table-cell>
          <table:table-cell table:style-name="ce8" office:value-type="string">
            <text:p>SRC_BT_CFG06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4</text:p>
          </table:table-cell>
          <table:table-cell table:style-name="ce19" office:value-type="float" office:value="89">
            <text:p>89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office:value-type="string">
            <text:p>SEMC_ADDR09</text:p>
          </table:table-cell>
          <table:table-cell table:style-name="ce8" office:value-type="string">
            <text:p><text:s text:c="3"/>FLEXPWM1_PWMB01 </text:p>
          </table:table-cell>
          <table:table-cell table:style-name="ce8" office:value-type="string">
            <text:p>LPUART8_RTS_B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FLEXIO1_FLEXIO29</text:p>
          </table:table-cell>
          <table:table-cell table:style-name="ce11" office:value-type="string">
            <text:p>GPIO2_IO25</text:p>
          </table:table-cell>
          <table:table-cell table:style-name="ce8" office:value-type="string">
            <text:p>SRC_BT_CFG0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5</text:p>
          </table:table-cell>
          <table:table-cell table:style-name="ce19" office:value-type="float" office:value="88">
            <text:p>88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office:value-type="string">
            <text:p>SEMC_ADDR11</text:p>
          </table:table-cell>
          <table:table-cell table:style-name="ce8" office:value-type="string">
            <text:p><text:s text:c="3"/>FLEXPWM1_PWM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FLEXIO1_FLEXIO30</text:p>
          </table:table-cell>
          <table:table-cell table:style-name="ce11" office:value-type="string">
            <text:p>GPIO2_IO26</text:p>
          </table:table-cell>
          <table:table-cell table:style-name="ce8" office:value-type="string">
            <text:p>SRC_BT_CFG08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6</text:p>
          </table:table-cell>
          <table:table-cell table:style-name="ce19" office:value-type="float" office:value="87">
            <text:p>87</text:p>
          </table:table-cell>
          <table:table-cell table:style-name="ce21" office:value-type="float" office:value="130">
            <text:p>130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office:value-type="string">
            <text:p>SEMC_ADDR12</text:p>
          </table:table-cell>
          <table:table-cell table:style-name="ce8" office:value-type="string">
            <text:p><text:s text:c="3"/>FLEXPWM1_PWMB00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FLEXIO1_FLEXIO31</text:p>
          </table:table-cell>
          <table:table-cell table:style-name="ce11" office:value-type="string">
            <text:p>GPIO2_IO27</text:p>
          </table:table-cell>
          <table:table-cell table:style-name="ce8" office:value-type="string">
            <text:p>SRC_BT_CFG09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27</text:p>
          </table:table-cell>
          <table:table-cell table:style-name="ce19" office:value-type="float" office:value="86">
            <text:p>86</text:p>
          </table:table-cell>
          <table:table-cell table:style-name="ce21" office:value-type="float" office:value="129">
            <text:p>129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office:value-type="string">
            <text:p>SEMC_DQS</text:p>
          </table:table-cell>
          <table:table-cell table:style-name="ce8" office:value-type="string">
            <text:p><text:s text:c="6"/>FLEXPWM2_PWMA03 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2_IO28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FLEXPWM1_PWMX00</text:p>
          </table:table-cell>
          <table:table-cell table:style-name="ce13" office:value-type="string">
            <text:p>GPIO_EMC_28</text:p>
          </table:table-cell>
          <table:table-cell table:style-name="ce19" office:value-type="string">
            <text:p>-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office:value-type="string">
            <text:p>SEMC_CKE</text:p>
          </table:table-cell>
          <table:table-cell table:style-name="ce8" office:value-type="string">
            <text:p><text:s text:c="6"/>FLEXPWM2_PWMB03 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WDOG2_RST_B_DEB</text:p>
          </table:table-cell>
          <table:table-cell table:style-name="ce11" office:value-type="string">
            <text:p>GPIO2_IO29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FLEXPWM1_PWMX01</text:p>
          </table:table-cell>
          <table:table-cell table:style-name="ce13" office:value-type="string">
            <text:p>GPIO_EMC_29</text:p>
          </table:table-cell>
          <table:table-cell table:style-name="ce19" office:value-type="string">
            <text:p>-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office:value-type="string">
            <text:p>SEMC_CLK</text:p>
          </table:table-cell>
          <table:table-cell table:style-name="ce8" office:value-type="string">
            <text:p><text:s text:c="6"/>FLEXPWM2_PWMA02 </text:p>
          </table:table-cell>
          <table:table-cell table:style-name="ce8" office:value-type="string">
            <text:p>LPUART4_CTS_B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WDOG1_RST_B_DEB</text:p>
          </table:table-cell>
          <table:table-cell table:style-name="ce11" office:value-type="string">
            <text:p>GPIO2_IO30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FLEXPWM1_PWMX02</text:p>
          </table:table-cell>
          <table:table-cell table:style-name="ce13" office:value-type="string">
            <text:p>GPIO_EMC_30</text:p>
          </table:table-cell>
          <table:table-cell table:style-name="ce19" office:value-type="string">
            <text:p>-</text:p>
          </table:table-cell>
          <table:table-cell table:style-name="ce21" office:value-type="float" office:value="126">
            <text:p>126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office:value-type="string">
            <text:p>SEMC_DM01</text:p>
          </table:table-cell>
          <table:table-cell table:style-name="ce8" office:value-type="string">
            <text:p><text:s text:c="5"/>FLEXPWM2_PWMB02 </text:p>
          </table:table-cell>
          <table:table-cell table:style-name="ce8" office:value-type="string">
            <text:p>LPUART4_RTS_B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WDOG2_B</text:p>
          </table:table-cell>
          <table:table-cell table:style-name="ce11" office:value-type="string">
            <text:p>GPIO2_IO31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FLEXPWM1_PWMX03</text:p>
          </table:table-cell>
          <table:table-cell table:style-name="ce13" office:value-type="string">
            <text:p>GPIO_EMC_31</text:p>
          </table:table-cell>
          <table:table-cell table:style-name="ce19" office:value-type="string">
            <text:p>-</text:p>
          </table:table-cell>
          <table:table-cell table:style-name="ce21" office:value-type="float" office:value="125">
            <text:p>125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0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8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QTIMER1_TIMER0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4_SCK</text:p>
          </table:table-cell>
          <table:table-cell table:style-name="ce11" office:value-type="string">
            <text:p>GPIO3_IO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REF_24M_OUT </text:p>
          </table:table-cell>
          <table:table-cell table:style-name="ce13" office:value-type="string">
            <text:p>GPIO_EMC_32</text:p>
          </table:table-cell>
          <table:table-cell table:style-name="ce19" office:value-type="float" office:value="85">
            <text:p>85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SEMC_DATA09</text:p>
          </table:table-cell>
          <table:table-cell table:style-name="ce8" office:value-type="string">
            <text:p><text:s text:c="3"/>QTIMER1_TIMER1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4_PCS0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19" office:value-type="float" office:value="84">
            <text:p>8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<text:s text:c="3"/>QTIMER1_TIMER2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4_SDO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9" office:value-type="float" office:value="83">
            <text:p>83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<text:s text:c="3"/>QTIMER1_TIMER3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LPSPI4_SDI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9" office:value-type="float" office:value="82">
            <text:p>82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FLEXPWM2_PWMA01 </text:p>
          </table:table-cell>
          <table:table-cell table:style-name="ce8" office:value-type="string">
            <text:p>LPUART5_CTS_B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LPSPI4_PCS1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WP</text:p>
          </table:table-cell>
          <table:table-cell table:style-name="ce13" office:value-type="string">
            <text:p>GPIO_EMC_36</text:p>
          </table:table-cell>
          <table:table-cell table:style-name="ce19" office:value-type="string">
            <text:p>-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<text:s text:c="3"/>FLEXPWM2_PWMB01 </text:p>
          </table:table-cell>
          <table:table-cell table:style-name="ce8" office:value-type="string">
            <text:p>LPUART5_RTS_B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2</text:p>
          </table:table-cell>
          <table:table-cell table:style-name="ce11" office:value-type="string">
            <text:p>GPIO3_IO05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VSELECT</text:p>
          </table:table-cell>
          <table:table-cell table:style-name="ce13" office:value-type="string">
            <text:p>GPIO_EMC_37</text:p>
          </table:table-cell>
          <table:table-cell table:style-name="ce19" office:value-type="string">
            <text:p>-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<text:s text:c="3"/>FLEXPWM2_PWMA00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PCS3</text:p>
          </table:table-cell>
          <table:table-cell table:style-name="ce11" office:value-type="string">
            <text:p>GPIO3_IO06</text:p>
          </table:table-cell>
          <table:table-cell table:style-name="ce8" office:value-type="string">
            <text:p>ENET_RDATA02</text:p>
          </table:table-cell>
          <table:table-cell table:style-name="ce8" office:value-type="string">
            <text:p>USDHC1_CD_B</text:p>
          </table:table-cell>
          <table:table-cell table:style-name="ce13" office:value-type="string">
            <text:p>GPIO_EMC_38</text:p>
          </table:table-cell>
          <table:table-cell table:style-name="ce19" office:value-type="string">
            <text:p>-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<text:s text:c="3"/>FLEXPWM2_PWMB0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07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GPT1_CLK</text:p>
          </table:table-cell>
          <table:table-cell table:style-name="ce13" office:value-type="string">
            <text:p>GPIO_EMC_39</text:p>
          </table:table-cell>
          <table:table-cell table:style-name="ce19" office:value-type="string">
            <text:p>-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XBAR1_INOUT18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ENET_TDATA03</text:p>
          </table:table-cell>
          <table:table-cell table:style-name="ce8" office:value-type="string">
            <text:p>GPT1_COMPARE3</text:p>
          </table:table-cell>
          <table:table-cell table:style-name="ce13" office:value-type="string">
            <text:p>GPIO_EMC_40</text:p>
          </table:table-cell>
          <table:table-cell table:style-name="ce19" office:value-type="string">
            <text:p>-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XBAR1_INOUT19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09</text:p>
          </table:table-cell>
          <table:table-cell table:style-name="ce8" office:value-type="string">
            <text:p>ENET_TDATA02</text:p>
          </table:table-cell>
          <table:table-cell table:style-name="ce8" office:value-type="string">
            <text:p>GPT1_COMPARE2</text:p>
          </table:table-cell>
          <table:table-cell table:style-name="ce13" office:value-type="string">
            <text:p>GPIO_EMC_41</text:p>
          </table:table-cell>
          <table:table-cell table:style-name="ce19" office:value-type="string">
            <text:p>-</text:p>
          </table:table-cell>
          <table:table-cell table:style-name="ce21"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GPIO3-10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3-11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3-12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<text:s text:c="2"/>QTIMER1_TIMER0 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LPI2C3_SCL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XBAR1_INOUT14</text:p>
          </table:table-cell>
          <table:table-cell table:style-name="ce13" office:value-type="string">
            <text:p>GPIO_SD_B0_00</text:p>
          </table:table-cell>
          <table:table-cell table:style-name="ce19" office:value-type="string">
            <text:p>-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<text:s text:c="2"/>QTIMER1_TIMER1 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LPI2C3_SDA</text:p>
          </table:table-cell>
          <table:table-cell table:style-name="ce11" office:value-type="string">
            <text:p>GPIO3_IO14</text:p>
          </table:table-cell>
          <table:table-cell table:style-name="ce8" office:value-type="string">
            <text:p>FLEXSPI_B_SS1_B</text:p>
          </table:table-cell>
          <table:table-cell table:style-name="ce8" office:value-type="string">
            <text:p>XBAR1_INOUT15</text:p>
          </table:table-cell>
          <table:table-cell table:style-name="ce13" office:value-type="string">
            <text:p>GPIO_SD_B0_01</text:p>
          </table:table-cell>
          <table:table-cell table:style-name="ce19" office:value-type="string">
            <text:p>-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<text:s text:c="4"/>QTIMER1_TIMER2 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5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XBAR1_INOUT16</text:p>
          </table:table-cell>
          <table:table-cell table:style-name="ce13" office:value-type="string">
            <text:p>GPIO_SD_B0_02</text:p>
          </table:table-cell>
          <table:table-cell table:style-name="ce19" office:value-type="string">
            <text:p>-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<text:s text:c="4"/>QTIMER1_TIMER3 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3</text:p>
          </table:table-cell>
          <table:table-cell table:style-name="ce19" office:value-type="string">
            <text:p>-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FLEXSPI_B_SS0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19" office:value-type="string">
            <text:p>-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8</text:p>
          </table:table-cell>
          <table:table-cell table:style-name="ce8" office:value-type="string">
            <text:p>FLEXSPI_B_DQ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19" office:value-type="string">
            <text:p>-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<text:s text:c="3"/>USDHC1_RESET_B 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19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6</text:p>
          </table:table-cell>
          <table:table-cell table:style-name="ce19" office:value-type="string">
            <text:p>-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<text:s text:c="2"/>FLEXSPI_B_DATA03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XBAR1_INOUT10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9" office:value-type="float" office:value="22">
            <text:p>2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<text:s text:c="2"/>FLEXSPI_B_SCLK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2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9" office:value-type="float" office:value="21">
            <text:p>2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<text:s text:c="4"/>FLEXSPI_B_DAT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ENET_1588_EVENT1_OUT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9" office:value-type="float" office:value="17">
            <text:p>1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<text:s text:c="4"/>FLEXSPI_B_DATA02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ENET_1588_EVENT1_IN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9" office:value-type="float" office:value="16">
            <text:p>1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<text:s text:c="2"/>FLEXSPI_B_DATA01 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ENET_REF_CLK1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9" office:value-type="float" office:value="15">
            <text:p>1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<text:s text:c="2"/>FLEXSPI_A_DQS 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FLEXSPI_B_SS0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9" office:value-type="float" office:value="14">
            <text:p>14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<text:s text:c="3"/>FLEXSPI_A_DATA03 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9" office:value-type="float" office:value="13">
            <text:p>1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_A_SCLK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2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9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<text:s text:c="2"/>FLEXSPI_A_DATA00 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3_IO2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9" office:value-type="float" office:value="11">
            <text:p>1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3" office:value-type="string">
            <text:p>GPIO3-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<text:s text:c="2"/>FLEXSPI_A_DATA02 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2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9" office:value-type="float" office:value="10">
            <text:p>1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GPIO3-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<text:s text:c="2"/>FLEXSPI_A_DATA01 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9" office:value-type="float" office:value="9">
            <text:p>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3" office:value-type="string">
            <text:p>GPIO3-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<text:s text:c="2"/>FLEXSPI_A_SS0_B 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0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4" table:style-name="ta1" table:print="false">
        <table:table-column table:style-name="co1" table:default-cell-style-name="ce3"/>
        <table:table-column table:style-name="co18" table:default-cell-style-name="ce8"/>
        <table:table-column table:style-name="co13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8" table:default-cell-style-name="ce11"/>
        <table:table-column table:style-name="co31" table:default-cell-style-name="ce8"/>
        <table:table-column table:style-name="co2" table:number-columns-repeated="2" table:default-cell-style-name="ce8"/>
        <table:table-column table:style-name="co32" table:default-cell-style-name="ce13"/>
        <table:table-column table:style-name="co33" table:default-cell-style-name="ce16"/>
        <table:table-row table:style-name="ro1" table:number-rows-repeated="3">
          <table:table-cell table:style-name="ce1"/>
          <table:table-cell table:style-name="ce5" table:number-columns-repeated="10"/>
          <table:table-cell table:style-name="Default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office:value-type="string">
            <text:p>GPIO1-00</text:p>
          </table:table-cell>
          <table:table-cell table:style-name="ce22" office:value-type="string">
            <text:p>SEMC_DATA00</text:p>
          </table:table-cell>
          <table:table-cell office:value-type="string">
            <text:p>FLEXPWM4_PWMA00</text:p>
          </table:table-cell>
          <table:table-cell office:value-type="string">
            <text:p>LPSPI2_SCK</text:p>
          </table:table-cell>
          <table:table-cell office:value-type="string">
            <text:p>XBAR1_XBAR_IN02</text:p>
          </table:table-cell>
          <table:table-cell office:value-type="string">
            <text:p>FLEXIO1_FLEXIO00</text:p>
          </table:table-cell>
          <table:table-cell office:value-type="string">
            <text:p>GPIO4_IO00 </text:p>
          </table:table-cell>
          <table:table-cell table:number-columns-repeated="3" office:value-type="string">
            <text:p>-</text:p>
          </table:table-cell>
          <table:table-cell office:value-type="string">
            <text:p>GPIO_EMC_00</text:p>
          </table:table-cell>
          <table:table-cell office:value-type="string">
            <text:p>E3</text:p>
          </table:table-cell>
        </table:table-row>
        <table:table-row table:style-name="ro2">
          <table:table-cell office:value-type="string">
            <text:p>GPIO1-01</text:p>
          </table:table-cell>
          <table:table-cell table:style-name="ce22" office:value-type="string">
            <text:p>SEMC_DATA01</text:p>
          </table:table-cell>
          <table:table-cell office:value-type="string">
            <text:p>FLEXPWM4_PWMB00</text:p>
          </table:table-cell>
          <table:table-cell office:value-type="string">
            <text:p>LPSPI2_PCS0</text:p>
          </table:table-cell>
          <table:table-cell office:value-type="string">
            <text:p>XBAR1_IN03</text:p>
          </table:table-cell>
          <table:table-cell office:value-type="string">
            <text:p>FLEXIO1_FLEXIO01</text:p>
          </table:table-cell>
          <table:table-cell office:value-type="string">
            <text:p>GPIO4_IO01 </text:p>
          </table:table-cell>
          <table:table-cell table:number-columns-repeated="3" office:value-type="string">
            <text:p>-</text:p>
          </table:table-cell>
          <table:table-cell office:value-type="string">
            <text:p>GPIO_EMC_01</text:p>
          </table:table-cell>
          <table:table-cell office:value-type="string">
            <text:p>F3</text:p>
          </table:table-cell>
        </table:table-row>
        <table:table-row table:style-name="ro2">
          <table:table-cell office:value-type="string">
            <text:p>GPIO1-02</text:p>
          </table:table-cell>
          <table:table-cell table:style-name="ce22" office:value-type="string">
            <text:p>SEMC_DATA02</text:p>
          </table:table-cell>
          <table:table-cell office:value-type="string">
            <text:p>FLEXPWM4_PWMA01</text:p>
          </table:table-cell>
          <table:table-cell office:value-type="string">
            <text:p>LPSPI2_SDO</text:p>
          </table:table-cell>
          <table:table-cell office:value-type="string">
            <text:p>XBAR1_INOUT04</text:p>
          </table:table-cell>
          <table:table-cell office:value-type="string">
            <text:p>FLEXIO1_FLEXIO02</text:p>
          </table:table-cell>
          <table:table-cell office:value-type="string">
            <text:p>GPIO4_IO02 </text:p>
          </table:table-cell>
          <table:table-cell table:number-columns-repeated="3" office:value-type="string">
            <text:p>-</text:p>
          </table:table-cell>
          <table:table-cell office:value-type="string">
            <text:p>GPIO_EMC_02</text:p>
          </table:table-cell>
          <table:table-cell office:value-type="string">
            <text:p>F4</text:p>
          </table:table-cell>
        </table:table-row>
        <table:table-row table:style-name="ro2">
          <table:table-cell office:value-type="string">
            <text:p>GPIO1-03</text:p>
          </table:table-cell>
          <table:table-cell table:style-name="ce22" office:value-type="string">
            <text:p>SEMC_DATA03</text:p>
          </table:table-cell>
          <table:table-cell office:value-type="string">
            <text:p>FLEXPWM4_PWMB01</text:p>
          </table:table-cell>
          <table:table-cell office:value-type="string">
            <text:p>LPSPI2_SDI</text:p>
          </table:table-cell>
          <table:table-cell office:value-type="string">
            <text:p>XBAR1_INOUT05</text:p>
          </table:table-cell>
          <table:table-cell office:value-type="string">
            <text:p>FLEXIO1_FLEXIO03</text:p>
          </table:table-cell>
          <table:table-cell office:value-type="string">
            <text:p>GPIO4_IO03 </text:p>
          </table:table-cell>
          <table:table-cell table:number-columns-repeated="3" office:value-type="string">
            <text:p>-</text:p>
          </table:table-cell>
          <table:table-cell office:value-type="string">
            <text:p>GPIO_EMC_03</text:p>
          </table:table-cell>
          <table:table-cell office:value-type="string">
            <text:p>G4</text:p>
          </table:table-cell>
        </table:table-row>
        <table:table-row table:style-name="ro2">
          <table:table-cell office:value-type="string">
            <text:p>GPIO1-04</text:p>
          </table:table-cell>
          <table:table-cell table:style-name="ce22" office:value-type="string">
            <text:p>SEMC_DATA04</text:p>
          </table:table-cell>
          <table:table-cell office:value-type="string">
            <text:p>FLEXPWM4_PWMA02</text:p>
          </table:table-cell>
          <table:table-cell office:value-type="string">
            <text:p>SAI2_TX_DATA</text:p>
          </table:table-cell>
          <table:table-cell office:value-type="string">
            <text:p>XBAR1_INOUT06</text:p>
          </table:table-cell>
          <table:table-cell office:value-type="string">
            <text:p>FLEXIO1_FLEXIO04</text:p>
          </table:table-cell>
          <table:table-cell office:value-type="string">
            <text:p>GPIO4_IO04</text:p>
          </table:table-cell>
          <table:table-cell table:number-columns-repeated="3" office:value-type="string">
            <text:p>-</text:p>
          </table:table-cell>
          <table:table-cell office:value-type="string">
            <text:p>GPIO_EMC_04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GPIO1-05</text:p>
          </table:table-cell>
          <table:table-cell table:style-name="ce22" office:value-type="string">
            <text:p>SEMC_DATA05</text:p>
          </table:table-cell>
          <table:table-cell office:value-type="string">
            <text:p>FLEXPWM4_PWMB02</text:p>
          </table:table-cell>
          <table:table-cell office:value-type="string">
            <text:p>SAI2_TX_SYNC</text:p>
          </table:table-cell>
          <table:table-cell office:value-type="string">
            <text:p>XBAR1_INOUT07</text:p>
          </table:table-cell>
          <table:table-cell office:value-type="string">
            <text:p>FLEXIO1_FLEXIO05</text:p>
          </table:table-cell>
          <table:table-cell office:value-type="string">
            <text:p>GPIO4_IO05</text:p>
          </table:table-cell>
          <table:table-cell table:number-columns-repeated="3" office:value-type="string">
            <text:p>-</text:p>
          </table:table-cell>
          <table:table-cell office:value-type="string">
            <text:p>GPIO_EMC_05</text:p>
          </table:table-cell>
          <table:table-cell office:value-type="string">
            <text:p>G5</text:p>
          </table:table-cell>
        </table:table-row>
        <table:table-row table:style-name="ro2">
          <table:table-cell office:value-type="string">
            <text:p>GPIO1-06</text:p>
          </table:table-cell>
          <table:table-cell office:value-type="string">
            <text:p>SEMC_DATA06</text:p>
          </table:table-cell>
          <table:table-cell office:value-type="string">
            <text:p>FLEXPWM2_PWMA00</text:p>
          </table:table-cell>
          <table:table-cell office:value-type="string">
            <text:p>SAI2_TX_BCLK</text:p>
          </table:table-cell>
          <table:table-cell office:value-type="string">
            <text:p>XBAR1_INOUT08</text:p>
          </table:table-cell>
          <table:table-cell office:value-type="string">
            <text:p>FLEXIO1_FLEXIO06</text:p>
          </table:table-cell>
          <table:table-cell office:value-type="string">
            <text:p>GPIO4_IO06</text:p>
          </table:table-cell>
          <table:table-cell table:number-columns-repeated="3" office:value-type="string">
            <text:p>-</text:p>
          </table:table-cell>
          <table:table-cell office:value-type="string">
            <text:p>GPIO_EMC_06</text:p>
          </table:table-cell>
          <table:table-cell office:value-type="string">
            <text:p>H5</text:p>
          </table:table-cell>
        </table:table-row>
        <table:table-row table:style-name="ro2">
          <table:table-cell office:value-type="string">
            <text:p>GPIO1-07</text:p>
          </table:table-cell>
          <table:table-cell office:value-type="string">
            <text:p>SEMC_DATA07</text:p>
          </table:table-cell>
          <table:table-cell office:value-type="string">
            <text:p>FLEXPWM2_PWMB00</text:p>
          </table:table-cell>
          <table:table-cell office:value-type="string">
            <text:p>SAI2_MCLK</text:p>
          </table:table-cell>
          <table:table-cell office:value-type="string">
            <text:p>XBAR1_INOUT09</text:p>
          </table:table-cell>
          <table:table-cell office:value-type="string">
            <text:p>FLEXIO1_FLEXIO07</text:p>
          </table:table-cell>
          <table:table-cell office:value-type="string">
            <text:p>GPIO4_IO07</text:p>
          </table:table-cell>
          <table:table-cell table:number-columns-repeated="3" office:value-type="string">
            <text:p>-</text:p>
          </table:table-cell>
          <table:table-cell office:value-type="string">
            <text:p>GPIO_EMC_07</text:p>
          </table:table-cell>
          <table:table-cell office:value-type="string">
            <text:p>H4</text:p>
          </table:table-cell>
        </table:table-row>
        <table:table-row table:style-name="ro2">
          <table:table-cell office:value-type="string">
            <text:p>GPIO1-08</text:p>
          </table:table-cell>
          <table:table-cell office:value-type="string">
            <text:p>SEMC_DM00",</text:p>
          </table:table-cell>
          <table:table-cell office:value-type="string">
            <text:p>FLEXPWM2_PWMA01</text:p>
          </table:table-cell>
          <table:table-cell office:value-type="string">
            <text:p>SAI2_RX_DATA</text:p>
          </table:table-cell>
          <table:table-cell office:value-type="string">
            <text:p>XBAR1_INOUT17</text:p>
          </table:table-cell>
          <table:table-cell office:value-type="string">
            <text:p>FLEXIO1_FLEXIO08</text:p>
          </table:table-cell>
          <table:table-cell office:value-type="string">
            <text:p>GPIO4_IO08</text:p>
          </table:table-cell>
          <table:table-cell table:number-columns-repeated="3" office:value-type="string">
            <text:p>-</text:p>
          </table:table-cell>
          <table:table-cell office:value-type="string">
            <text:p>GPIO_EMC_08</text:p>
          </table:table-cell>
          <table:table-cell office:value-type="string">
            <text:p>H3</text:p>
          </table:table-cell>
        </table:table-row>
        <table:table-row table:style-name="ro2">
          <table:table-cell office:value-type="string">
            <text:p>GPIO1-09</text:p>
          </table:table-cell>
          <table:table-cell office:value-type="string">
            <text:p>SEMC_ADDR00</text:p>
          </table:table-cell>
          <table:table-cell office:value-type="string">
            <text:p>FLEXPWM2_PWMB01</text:p>
          </table:table-cell>
          <table:table-cell office:value-type="string">
            <text:p>SAI2_RX_SYNC</text:p>
          </table:table-cell>
          <table:table-cell office:value-type="string">
            <text:p>FLEXCAN2_TX</text:p>
          </table:table-cell>
          <table:table-cell office:value-type="string">
            <text:p>FLEXIO1_FLEXIO09</text:p>
          </table:table-cell>
          <table:table-cell office:value-type="string">
            <text:p>GPIO4_IO09 </text:p>
          </table:table-cell>
          <table:table-cell table:number-columns-repeated="3" office:value-type="string">
            <text:p>-</text:p>
          </table:table-cell>
          <table:table-cell office:value-type="string">
            <text:p>GPIO_EMC_09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GPIO1-10</text:p>
          </table:table-cell>
          <table:table-cell office:value-type="string">
            <text:p>SEMC_ADDR01</text:p>
          </table:table-cell>
          <table:table-cell office:value-type="string">
            <text:p>FLEXPWM2_PWMA02</text:p>
          </table:table-cell>
          <table:table-cell office:value-type="string">
            <text:p>SAI2_RX_BCLK</text:p>
          </table:table-cell>
          <table:table-cell office:value-type="string">
            <text:p>FLEXCAN2_RX</text:p>
          </table:table-cell>
          <table:table-cell office:value-type="string">
            <text:p>FLEXIO1_FLEXIO10</text:p>
          </table:table-cell>
          <table:table-cell office:value-type="string">
            <text:p>GPIO4_IO10</text:p>
          </table:table-cell>
          <table:table-cell table:number-columns-repeated="3" office:value-type="string">
            <text:p>-</text:p>
          </table:table-cell>
          <table:table-cell office:value-type="string">
            <text:p>GPIO_EMC_10</text:p>
          </table:table-cell>
          <table:table-cell office:value-type="string">
            <text:p>G1</text:p>
          </table:table-cell>
        </table:table-row>
        <table:table-row table:style-name="ro2">
          <table:table-cell office:value-type="string">
            <text:p>GPIO1-11</text:p>
          </table:table-cell>
          <table:table-cell office:value-type="string">
            <text:p>SEMC_ADDR02</text:p>
          </table:table-cell>
          <table:table-cell office:value-type="string">
            <text:p>FLEXPWM2_PWMB02</text:p>
          </table:table-cell>
          <table:table-cell office:value-type="string">
            <text:p>LPI2C4_SDA</text:p>
          </table:table-cell>
          <table:table-cell office:value-type="string">
            <text:p>USDHC2_RESET_B</text:p>
          </table:table-cell>
          <table:table-cell office:value-type="string">
            <text:p>FLEXIO1_FLEXIO11</text:p>
          </table:table-cell>
          <table:table-cell office:value-type="string">
            <text:p>GPIO4_IO11</text:p>
          </table:table-cell>
          <table:table-cell table:number-columns-repeated="3" office:value-type="string">
            <text:p>-</text:p>
          </table:table-cell>
          <table:table-cell office:value-type="string">
            <text:p>GPIO_EMC_11</text:p>
          </table:table-cell>
          <table:table-cell office:value-type="string">
            <text:p>G3</text:p>
          </table:table-cell>
        </table:table-row>
        <table:table-row table:style-name="ro2">
          <table:table-cell office:value-type="string">
            <text:p>GPIO1-12</text:p>
          </table:table-cell>
          <table:table-cell office:value-type="string">
            <text:p>SEMC_ADDR03</text:p>
          </table:table-cell>
          <table:table-cell office:value-type="string">
            <text:p>XBAR1_IN24</text:p>
          </table:table-cell>
          <table:table-cell office:value-type="string">
            <text:p>LPI2C4_SCL</text:p>
          </table:table-cell>
          <table:table-cell office:value-type="string">
            <text:p>USDHC1_WP</text:p>
          </table:table-cell>
          <table:table-cell office:value-type="string">
            <text:p>FLEXPWM1_PWMA03</text:p>
          </table:table-cell>
          <table:table-cell office:value-type="string">
            <text:p>GPIO4_IO12</text:p>
          </table:table-cell>
          <table:table-cell table:number-columns-repeated="3" office:value-type="string">
            <text:p>-</text:p>
          </table:table-cell>
          <table:table-cell office:value-type="string">
            <text:p>GPIO_EMC_12</text:p>
          </table:table-cell>
          <table:table-cell office:value-type="string">
            <text:p>H1</text:p>
          </table:table-cell>
        </table:table-row>
        <table:table-row table:style-name="ro2">
          <table:table-cell office:value-type="string">
            <text:p>GPIO1-13</text:p>
          </table:table-cell>
          <table:table-cell office:value-type="string">
            <text:p>SEMC_ADDR04</text:p>
          </table:table-cell>
          <table:table-cell office:value-type="string">
            <text:p>XBAR1_IN25</text:p>
          </table:table-cell>
          <table:table-cell office:value-type="string">
            <text:p>LPUART3_TX</text:p>
          </table:table-cell>
          <table:table-cell office:value-type="string">
            <text:p>MQS_RIGHT</text:p>
          </table:table-cell>
          <table:table-cell office:value-type="string">
            <text:p>FLEXPWM1_PWMB03</text:p>
          </table:table-cell>
          <table:table-cell office:value-type="string">
            <text:p>GPIO4_IO13</text:p>
          </table:table-cell>
          <table:table-cell table:number-columns-repeated="3" office:value-type="string">
            <text:p>-</text:p>
          </table:table-cell>
          <table:table-cell office:value-type="string">
            <text:p>GPIO_EMC_13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GPIO1-14</text:p>
          </table:table-cell>
          <table:table-cell office:value-type="string">
            <text:p>SEMC_ADDR05</text:p>
          </table:table-cell>
          <table:table-cell office:value-type="string">
            <text:p>XBAR1_INOUT19</text:p>
          </table:table-cell>
          <table:table-cell office:value-type="string">
            <text:p>LPUART3_RX</text:p>
          </table:table-cell>
          <table:table-cell office:value-type="string">
            <text:p>MQS_LEFT</text:p>
          </table:table-cell>
          <table:table-cell office:value-type="string">
            <text:p>LPSPI2_PCS1</text:p>
          </table:table-cell>
          <table:table-cell office:value-type="string">
            <text:p>GPIO4_IO14</text:p>
          </table:table-cell>
          <table:table-cell table:number-columns-repeated="3" office:value-type="string">
            <text:p>-</text:p>
          </table:table-cell>
          <table:table-cell office:value-type="string">
            <text:p>GPIO_EMC_14</text:p>
          </table:table-cell>
          <table:table-cell office:value-type="string">
            <text:p>B6</text:p>
          </table:table-cell>
        </table:table-row>
        <table:table-row table:style-name="ro2">
          <table:table-cell office:value-type="string">
            <text:p>GPIO1-15</text:p>
          </table:table-cell>
          <table:table-cell office:value-type="string">
            <text:p>SEMC_ADDR06</text:p>
          </table:table-cell>
          <table:table-cell office:value-type="string">
            <text:p>XBAR1_IN20</text:p>
          </table:table-cell>
          <table:table-cell office:value-type="string">
            <text:p>LPUART3_CTS_B</text:p>
          </table:table-cell>
          <table:table-cell office:value-type="string">
            <text:p>SPDIF_OUT</text:p>
          </table:table-cell>
          <table:table-cell office:value-type="string">
            <text:p>QTIMER3_TIMER0</text:p>
          </table:table-cell>
          <table:table-cell office:value-type="string">
            <text:p>GPIO4_IO15</text:p>
          </table:table-cell>
          <table:table-cell table:number-columns-repeated="3" office:value-type="string">
            <text:p>-</text:p>
          </table:table-cell>
          <table:table-cell office:value-type="string">
            <text:p>GPIO_EMC_1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GPIO1-16</text:p>
          </table:table-cell>
          <table:table-cell office:value-type="string">
            <text:p>SEMC_ADDR07</text:p>
          </table:table-cell>
          <table:table-cell office:value-type="string">
            <text:p>XBAR1_IN21</text:p>
          </table:table-cell>
          <table:table-cell office:value-type="string">
            <text:p>LPUART3_RTS_B</text:p>
          </table:table-cell>
          <table:table-cell office:value-type="string">
            <text:p>SPDIF_IN</text:p>
          </table:table-cell>
          <table:table-cell office:value-type="string">
            <text:p>QTIMER3_TIMER1</text:p>
          </table:table-cell>
          <table:table-cell office:value-type="string">
            <text:p>GPIO4_IO16</text:p>
          </table:table-cell>
          <table:table-cell table:number-columns-repeated="3" office:value-type="string">
            <text:p>-</text:p>
          </table:table-cell>
          <table:table-cell office:value-type="string">
            <text:p>GPIO_EMC_16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GPIO1-17</text:p>
          </table:table-cell>
          <table:table-cell office:value-type="string">
            <text:p>SEMC_ADDR08</text:p>
          </table:table-cell>
          <table:table-cell office:value-type="string">
            <text:p>FLEXPWM4_PWMA03</text:p>
          </table:table-cell>
          <table:table-cell office:value-type="string">
            <text:p>LPUART4_CTS_B</text:p>
          </table:table-cell>
          <table:table-cell office:value-type="string">
            <text:p>FLEXCAN1_TX</text:p>
          </table:table-cell>
          <table:table-cell office:value-type="string">
            <text:p>QTIMER3_TIMER2</text:p>
          </table:table-cell>
          <table:table-cell office:value-type="string">
            <text:p>GPIO4_IO17</text:p>
          </table:table-cell>
          <table:table-cell table:number-columns-repeated="3" office:value-type="string">
            <text:p>-</text:p>
          </table:table-cell>
          <table:table-cell office:value-type="string">
            <text:p>GPIO_EMC_17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GPIO1-18</text:p>
          </table:table-cell>
          <table:table-cell office:value-type="string">
            <text:p>SEMC_ADDR09</text:p>
          </table:table-cell>
          <table:table-cell office:value-type="string">
            <text:p>FLEXPWM4_PWMB03</text:p>
          </table:table-cell>
          <table:table-cell office:value-type="string">
            <text:p>LPUART4_RTS_B</text:p>
          </table:table-cell>
          <table:table-cell office:value-type="string">
            <text:p>FLEXCAN1_RX</text:p>
          </table:table-cell>
          <table:table-cell office:value-type="string">
            <text:p>QTIMER3_TIMER3</text:p>
          </table:table-cell>
          <table:table-cell office:value-type="string">
            <text:p>GPIO4_IO18</text:p>
          </table:table-cell>
          <table:table-cell table:number-columns-repeated="3" office:value-type="string">
            <text:p>-</text:p>
          </table:table-cell>
          <table:table-cell office:value-type="string">
            <text:p>GPIO_EMC_18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GPIO1-19</text:p>
          </table:table-cell>
          <table:table-cell office:value-type="string">
            <text:p>SEMC_ADDR11</text:p>
          </table:table-cell>
          <table:table-cell office:value-type="string">
            <text:p>FLEXPWM2_PWMA03</text:p>
          </table:table-cell>
          <table:table-cell office:value-type="string">
            <text:p>LPUART4_TX</text:p>
          </table:table-cell>
          <table:table-cell office:value-type="string">
            <text:p>ENET_RDATA01</text:p>
          </table:table-cell>
          <table:table-cell office:value-type="string">
            <text:p>QTIMER2_TIMER0</text:p>
          </table:table-cell>
          <table:table-cell office:value-type="string">
            <text:p>GPIO4_IO19</text:p>
          </table:table-cell>
          <table:table-cell table:number-columns-repeated="3" office:value-type="string">
            <text:p>-</text:p>
          </table:table-cell>
          <table:table-cell office:value-type="string">
            <text:p>GPIO_EMC_19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GPIO1-20</text:p>
          </table:table-cell>
          <table:table-cell office:value-type="string">
            <text:p>SEMC_ADDR12</text:p>
          </table:table-cell>
          <table:table-cell office:value-type="string">
            <text:p>FLEXPWM2_PWMB03</text:p>
          </table:table-cell>
          <table:table-cell office:value-type="string">
            <text:p>LPUART4_RX</text:p>
          </table:table-cell>
          <table:table-cell office:value-type="string">
            <text:p>ENET_RDATA00</text:p>
          </table:table-cell>
          <table:table-cell office:value-type="string">
            <text:p>QTIMER2_TIMER1</text:p>
          </table:table-cell>
          <table:table-cell office:value-type="string">
            <text:p>GPIO4_IO20</text:p>
          </table:table-cell>
          <table:table-cell table:number-columns-repeated="3" office:value-type="string">
            <text:p>-</text:p>
          </table:table-cell>
          <table:table-cell office:value-type="string">
            <text:p>GPIO_EMC_20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GPIO1-21</text:p>
          </table:table-cell>
          <table:table-cell office:value-type="string">
            <text:p>SEMC_BA0</text:p>
          </table:table-cell>
          <table:table-cell office:value-type="string">
            <text:p>FLEXPWM3_PWMA03</text:p>
          </table:table-cell>
          <table:table-cell office:value-type="string">
            <text:p>LPI2C3_SDA</text:p>
          </table:table-cell>
          <table:table-cell office:value-type="string">
            <text:p>ENET_TDATA01</text:p>
          </table:table-cell>
          <table:table-cell office:value-type="string">
            <text:p>QTIMER2_TIMER2</text:p>
          </table:table-cell>
          <table:table-cell office:value-type="string">
            <text:p>GPIO4_IO21</text:p>
          </table:table-cell>
          <table:table-cell table:number-columns-repeated="3" office:value-type="string">
            <text:p>-</text:p>
          </table:table-cell>
          <table:table-cell office:value-type="string">
            <text:p>GPIO_EMC_21</text:p>
          </table:table-cell>
          <table:table-cell office:value-type="string">
            <text:p>C1</text:p>
          </table:table-cell>
        </table:table-row>
        <table:table-row table:style-name="ro2">
          <table:table-cell office:value-type="string">
            <text:p>GPIO1-22</text:p>
          </table:table-cell>
          <table:table-cell office:value-type="string">
            <text:p>SEMC_BA1</text:p>
          </table:table-cell>
          <table:table-cell office:value-type="string">
            <text:p>FLEXPWM3_PWMB03</text:p>
          </table:table-cell>
          <table:table-cell office:value-type="string">
            <text:p>LPI2C3_SCL</text:p>
          </table:table-cell>
          <table:table-cell office:value-type="string">
            <text:p>ENET_TDATA00</text:p>
          </table:table-cell>
          <table:table-cell office:value-type="string">
            <text:p>QTIMER2_TIMER3</text:p>
          </table:table-cell>
          <table:table-cell office:value-type="string">
            <text:p>GPIO4_IO22</text:p>
          </table:table-cell>
          <table:table-cell table:number-columns-repeated="3" office:value-type="string">
            <text:p>-</text:p>
          </table:table-cell>
          <table:table-cell office:value-type="string">
            <text:p>GPIO_EMC_22</text:p>
          </table:table-cell>
          <table:table-cell office:value-type="string">
            <text:p>F1</text:p>
          </table:table-cell>
        </table:table-row>
        <table:table-row table:style-name="ro2">
          <table:table-cell office:value-type="string">
            <text:p>GPIO1-23</text:p>
          </table:table-cell>
          <table:table-cell office:value-type="string">
            <text:p>SEMC_ADDR10</text:p>
          </table:table-cell>
          <table:table-cell office:value-type="string">
            <text:p>FLEXPWM1_PWMA00</text:p>
          </table:table-cell>
          <table:table-cell office:value-type="string">
            <text:p>LPUART5_TX</text:p>
          </table:table-cell>
          <table:table-cell office:value-type="string">
            <text:p>ENET_RX_EN</text:p>
          </table:table-cell>
          <table:table-cell office:value-type="string">
            <text:p>GPT1_CAPTURE2</text:p>
          </table:table-cell>
          <table:table-cell office:value-type="string">
            <text:p>GPIO4_IO23</text:p>
          </table:table-cell>
          <table:table-cell table:number-columns-repeated="3" office:value-type="string">
            <text:p>-</text:p>
          </table:table-cell>
          <table:table-cell office:value-type="string">
            <text:p>GPIO_EMC_23</text:p>
          </table:table-cell>
          <table:table-cell office:value-type="string">
            <text:p>G2</text:p>
          </table:table-cell>
        </table:table-row>
        <table:table-row table:style-name="ro2">
          <table:table-cell office:value-type="string">
            <text:p>GPIO1-24</text:p>
          </table:table-cell>
          <table:table-cell office:value-type="string">
            <text:p>SEMC_CAS</text:p>
          </table:table-cell>
          <table:table-cell office:value-type="string">
            <text:p>FLEXPWM1_PWMB00</text:p>
          </table:table-cell>
          <table:table-cell office:value-type="string">
            <text:p>LPUART5_RX</text:p>
          </table:table-cell>
          <table:table-cell office:value-type="string">
            <text:p>ENET_TX_EN</text:p>
          </table:table-cell>
          <table:table-cell office:value-type="string">
            <text:p>GPT1_CAPTURE1</text:p>
          </table:table-cell>
          <table:table-cell office:value-type="string">
            <text:p>GPIO4_IO24</text:p>
          </table:table-cell>
          <table:table-cell table:number-columns-repeated="3" office:value-type="string">
            <text:p>-</text:p>
          </table:table-cell>
          <table:table-cell office:value-type="string">
            <text:p>GPIO_EMC_24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GPIO1-25</text:p>
          </table:table-cell>
          <table:table-cell office:value-type="string">
            <text:p>SEMC_RAS</text:p>
          </table:table-cell>
          <table:table-cell office:value-type="string">
            <text:p>FLEXPWM1_PWMA01</text:p>
          </table:table-cell>
          <table:table-cell office:value-type="string">
            <text:p>LPUART6_TX</text:p>
          </table:table-cell>
          <table:table-cell office:value-type="string">
            <text:p>ENET_TX_CLK</text:p>
          </table:table-cell>
          <table:table-cell office:value-type="string">
            <text:p>ENET_REF_CLK</text:p>
          </table:table-cell>
          <table:table-cell office:value-type="string">
            <text:p>GPIO4_IO25</text:p>
          </table:table-cell>
          <table:table-cell table:number-columns-repeated="3" office:value-type="string">
            <text:p>-</text:p>
          </table:table-cell>
          <table:table-cell office:value-type="string">
            <text:p>GPIO_EMC_25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GPIO1-26</text:p>
          </table:table-cell>
          <table:table-cell office:value-type="string">
            <text:p>SEMC_CLK</text:p>
          </table:table-cell>
          <table:table-cell office:value-type="string">
            <text:p>FLEXPWM1_PWMB01</text:p>
          </table:table-cell>
          <table:table-cell office:value-type="string">
            <text:p>LPUART6_RX</text:p>
          </table:table-cell>
          <table:table-cell office:value-type="string">
            <text:p>ENET_RX_ER</text:p>
          </table:table-cell>
          <table:table-cell office:value-type="string">
            <text:p>FLEXIO1_FLEXIO12</text:p>
          </table:table-cell>
          <table:table-cell office:value-type="string">
            <text:p>GPIO4_IO26</text:p>
          </table:table-cell>
          <table:table-cell table:number-columns-repeated="3" office:value-type="string">
            <text:p>-</text:p>
          </table:table-cell>
          <table:table-cell office:value-type="string">
            <text:p>GPIO_EMC_26</text:p>
          </table:table-cell>
          <table:table-cell office:value-type="string">
            <text:p>B3</text:p>
          </table:table-cell>
        </table:table-row>
        <table:table-row table:style-name="ro2">
          <table:table-cell office:value-type="string">
            <text:p>GPIO1-27</text:p>
          </table:table-cell>
          <table:table-cell office:value-type="string">
            <text:p>SEMC_CKE</text:p>
          </table:table-cell>
          <table:table-cell office:value-type="string">
            <text:p>FLEXPWM1_PWMA02</text:p>
          </table:table-cell>
          <table:table-cell office:value-type="string">
            <text:p>LPUART5_RTS_B</text:p>
          </table:table-cell>
          <table:table-cell office:value-type="string">
            <text:p>LPSPI1_SCK</text:p>
          </table:table-cell>
          <table:table-cell office:value-type="string">
            <text:p>FLEXIO1_FLEXIO13</text:p>
          </table:table-cell>
          <table:table-cell office:value-type="string">
            <text:p>GPIO4_IO27</text:p>
          </table:table-cell>
          <table:table-cell table:number-columns-repeated="3" office:value-type="string">
            <text:p>-</text:p>
          </table:table-cell>
          <table:table-cell office:value-type="string">
            <text:p>GPIO_EMC_27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PIO1-28</text:p>
          </table:table-cell>
          <table:table-cell office:value-type="string">
            <text:p>SEMC_WE</text:p>
          </table:table-cell>
          <table:table-cell office:value-type="string">
            <text:p>FLEXPWM1_PWMB02</text:p>
          </table:table-cell>
          <table:table-cell office:value-type="string">
            <text:p>LPUART5_CTS_B</text:p>
          </table:table-cell>
          <table:table-cell office:value-type="string">
            <text:p>LPSPI1_SDO</text:p>
          </table:table-cell>
          <table:table-cell office:value-type="string">
            <text:p>FLEXIO1_FLEXIO14</text:p>
          </table:table-cell>
          <table:table-cell office:value-type="string">
            <text:p>GPIO4_IO28</text:p>
          </table:table-cell>
          <table:table-cell table:number-columns-repeated="3" office:value-type="string">
            <text:p>-</text:p>
          </table:table-cell>
          <table:table-cell office:value-type="string">
            <text:p>GPIO_EMC_28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GPIO1-29</text:p>
          </table:table-cell>
          <table:table-cell office:value-type="string">
            <text:p>SEMC_CS0</text:p>
          </table:table-cell>
          <table:table-cell office:value-type="string">
            <text:p>FLEXPWM3_PWMA00</text:p>
          </table:table-cell>
          <table:table-cell office:value-type="string">
            <text:p>LPUART6_RTS_B</text:p>
          </table:table-cell>
          <table:table-cell office:value-type="string">
            <text:p>LPSPI1_SDI</text:p>
          </table:table-cell>
          <table:table-cell office:value-type="string">
            <text:p>FLEXIO1_FLEXIO15</text:p>
          </table:table-cell>
          <table:table-cell office:value-type="string">
            <text:p>GPIO4_IO29</text:p>
          </table:table-cell>
          <table:table-cell table:number-columns-repeated="3" office:value-type="string">
            <text:p>-</text:p>
          </table:table-cell>
          <table:table-cell office:value-type="string">
            <text:p>GPIO_EMC_29</text:p>
          </table:table-cell>
          <table:table-cell office:value-type="string">
            <text:p>E1</text:p>
          </table:table-cell>
        </table:table-row>
        <table:table-row table:style-name="ro2">
          <table:table-cell office:value-type="string">
            <text:p>GPIO1-30</text:p>
          </table:table-cell>
          <table:table-cell office:value-type="string">
            <text:p>SEMC_DATA08</text:p>
          </table:table-cell>
          <table:table-cell office:value-type="string">
            <text:p>FLEXPWM3_PWMB00</text:p>
          </table:table-cell>
          <table:table-cell office:value-type="string">
            <text:p>LPUART6_CTS_B</text:p>
          </table:table-cell>
          <table:table-cell office:value-type="string">
            <text:p>LPSPI1_PCS0</text:p>
          </table:table-cell>
          <table:table-cell office:value-type="string">
            <text:p>CSI_DATA23</text:p>
          </table:table-cell>
          <table:table-cell office:value-type="string">
            <text:p>GPIO4_IO30</text:p>
          </table:table-cell>
          <table:table-cell table:number-columns-repeated="2" office:value-type="string">
            <text:p>-</text:p>
          </table:table-cell>
          <table:table-cell office:value-type="string">
            <text:p>ENET2_TDATA00</text:p>
          </table:table-cell>
          <table:table-cell office:value-type="string">
            <text:p>GPIO_EMC_30</text:p>
          </table:table-cell>
          <table:table-cell office:value-type="string">
            <text:p>C6</text:p>
          </table:table-cell>
        </table:table-row>
        <table:table-row table:style-name="ro2">
          <table:table-cell office:value-type="string">
            <text:p>GPIO1-31</text:p>
          </table:table-cell>
          <table:table-cell office:value-type="string">
            <text:p>SEMC_DATA09</text:p>
          </table:table-cell>
          <table:table-cell office:value-type="string">
            <text:p>FLEXPWM3_PWMA01</text:p>
          </table:table-cell>
          <table:table-cell office:value-type="string">
            <text:p>LPUART7_TX</text:p>
          </table:table-cell>
          <table:table-cell office:value-type="string">
            <text:p>LPSPI1_PCS1</text:p>
          </table:table-cell>
          <table:table-cell office:value-type="string">
            <text:p>CSI_DATA22</text:p>
          </table:table-cell>
          <table:table-cell office:value-type="string">
            <text:p>GPIO4_IO31</text:p>
          </table:table-cell>
          <table:table-cell table:number-columns-repeated="2" office:value-type="string">
            <text:p>-</text:p>
          </table:table-cell>
          <table:table-cell office:value-type="string">
            <text:p>ENET2_TDATA01</text:p>
          </table:table-cell>
          <table:table-cell office:value-type="string">
            <text:p>GPIO_EMC_31</text:p>
          </table:table-cell>
          <table:table-cell office:value-type="string">
            <text:p>C5</text:p>
          </table:table-cell>
        </table:table-row>
        <table:table-row table:style-name="ro1">
          <table:table-cell table:style-name="ce4"/>
          <table:table-cell table:style-name="ce9" table:number-columns-repeated="9"/>
          <table:table-cell table:style-name="ce14"/>
          <table:table-cell table:style-name="ce17"/>
        </table:table-row>
      </table:table>
      <table:table table:name="GPIO5" table:style-name="ta1" table:print="false"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8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19" office:value-type="string">
            <text:p>-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19" office:value-type="string">
            <text:p>-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8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19" office:value-type="string">
            <text:p>-</text:p>
          </table:table-cell>
          <table:table-cell table:style-name="ce21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0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/05/2019</text:date>, <text:time>17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19-05-02T17:04:09.26</dc:date>
    <dc:creator>Mark Butcher</dc:creator>
    <meta:editing-duration>PT3H37M32S</meta:editing-duration>
    <meta:editing-cycles>35</meta:editing-cycles>
    <meta:generator>OpenOffice/4.1.2$Win32 OpenOffice.org_project/412m3$Build-9782</meta:generator>
    <meta:document-statistic meta:table-count="5" meta:cell-count="1918" meta:object-count="0"/>
  </office:meta>
</office:document-meta>
</file>